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4.83cm" fo:min-width="15.121cm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2.671cm" fo:min-width="15.121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12.581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13.867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3.31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3.3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02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65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02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51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38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21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57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69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21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6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0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7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16cm"/>
    </style:style>
    <style:style style:name="gr2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12.581cm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13.9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/>
    </style:style>
    <style:style style:name="gr2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5.08cm" svg:x="0.127cm" svg:y="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621cm" svg:height="2.921cm" svg:x="0.127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081cm" svg:height="1.397cm" svg:x="0.746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367cm" svg:height="1.397cm" svg:x="0.746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397cm" svg:x="0.746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1.397cm" svg:x="5.826cm" svg:y="3.54cm">
          <text:p text:style-name="P3"><text:span text:style-name="T1">Unuse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889cm" svg:x="1cm" svg:y="1.2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159cm" svg:height="0.889cm" svg:x="3.032cm" svg:y="1.2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524cm" svg:height="0.889cm" svg:x="5.699cm" svg:y="1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016cm" svg:height="0.889cm" svg:x="7.604cm" svg:y="1.2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889cm" svg:height="0.889cm" svg:x="12.557cm" svg:y="1.2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889cm" svg:x="9.001cm" svg:y="1.2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889cm" svg:x="10.779cm" svg:y="1.25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714cm" svg:height="0.889cm" svg:x="0.873cm" svg:y="3.79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071cm" svg:height="0.889cm" svg:x="1.855cm" svg:y="3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98cm" svg:height="0.889cm" svg:x="3.104cm" svg:y="3.7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714cm" svg:height="0.889cm" svg:x="0.873cm" svg:y="6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071cm" svg:height="0.889cm" svg:x="1.855cm" svg:y="6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98cm" svg:height="0.889cm" svg:x="3.104cm" svg:y="6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159cm" svg:height="0.889cm" svg:x="4.556cm" svg:y="6.84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984cm" svg:height="1.081cm" svg:x="0.667cm" svg:y="2.713cm">
          <draw:text-box>
            <text:p><text:span text:style-name="T1">Fro</text:span><text:span text:style-name="T1">m</text:span></text:p>
          </draw:text-box>
        </draw:frame>
        <draw:frame draw:style-name="gr18" draw:text-style-name="P6" draw:layer="layout" svg:width="1.171cm" svg:height="0.954cm" svg:x="5.699cm" svg:y="2.778cm">
          <draw:text-box>
            <text:p><text:span text:style-name="T1">To</text:span></text:p>
          </draw:text-box>
        </draw:frame>
        <draw:frame draw:style-name="gr19" draw:text-style-name="P6" draw:layer="layout" svg:width="5.29cm" svg:height="1.657cm" svg:x="5.588cm" svg:y="5.709cm">
          <draw:text-box>
            <text:p><text:span text:style-name="T1">Old </text:span><text:span text:style-name="T1">Gene</text:span><text:span text:style-name="T1">ration</text:span></text:p>
          </draw:text-box>
        </draw:frame>
        <draw:frame draw:style-name="gr20" draw:text-style-name="P6" draw:layer="layout" svg:width="5.582cm" svg:height="0.954cm" svg:x="4.572cm" svg:y="0.062cm">
          <draw:text-box>
            <text:p><text:span text:style-name="T1">Y</text:span><text:span text:style-name="T1">o</text:span><text:span text:style-name="T1">u</text:span><text:span text:style-name="T1">n</text:span><text:span text:style-name="T1">g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21" draw:text-style-name="P7" draw:layer="layout" svg:width="1.979cm" svg:height="0.954cm" svg:x="13.843cm" svg:y="1.205cm">
          <draw:text-box>
            <text:p>Eden</text:p>
          </draw:text-box>
        </draw:frame>
        <draw:frame draw:style-name="gr22" draw:text-style-name="P7" draw:layer="layout" svg:width="5.116cm" svg:height="0.954cm" svg:x="9.906cm" svg:y="3.683cm">
          <draw:text-box>
            <text:p text:style-name="P3">Survivor Spaces</text:p>
          </draw:text-box>
        </draw:frame>
        <draw:line draw:style-name="gr23" draw:text-style-name="P8" draw:layer="layout" svg:x1="6.477cm" svg:y1="1.778cm" svg:x2="7.747cm" svg:y2="3.81cm">
          <text:p/>
        </draw:line>
        <draw:line draw:style-name="gr23" draw:text-style-name="P8" draw:layer="layout" svg:x1="3.683cm" svg:y1="4.318cm" svg:x2="5.969cm" svg:y2="4.318cm">
          <text:p/>
        </draw:line>
        <draw:line draw:style-name="gr23" draw:text-style-name="P8" draw:layer="layout" svg:x1="2.413cm" svg:y1="4.318cm" svg:x2="5.969cm" svg:y2="6.731cm">
          <text:p/>
        </draw:line>
        <draw:custom-shape draw:style-name="gr1" draw:text-style-name="P1" draw:layer="layout" svg:width="15.621cm" svg:height="5.08cm" svg:x="16.944cm" svg:y="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621cm" svg:height="2.921cm" svg:x="16.944cm" svg:y="5.5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3.081cm" svg:height="1.397cm" svg:x="17.563cm" svg:y="1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4.441cm" svg:height="1.397cm" svg:x="17.563cm" svg:y="6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397cm" svg:x="17.563cm" svg:y="3.54cm">
          <text:p text:style-name="P3"><text:span text:style-name="T1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1.397cm" svg:x="22.643cm" svg:y="3.54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524cm" svg:height="0.889cm" svg:x="24.384cm" svg:y="3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071cm" svg:height="0.889cm" svg:x="23.749cm" svg:y="6.8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98cm" svg:height="0.889cm" svg:x="22.932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714cm" svg:height="0.889cm" svg:x="17.69cm" svg:y="6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071cm" svg:height="0.889cm" svg:x="18.672cm" svg:y="6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98cm" svg:height="0.889cm" svg:x="19.921cm" svg:y="6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159cm" svg:height="0.889cm" svg:x="21.373cm" svg:y="6.84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984cm" svg:height="1.081cm" svg:x="22.479cm" svg:y="2.729cm">
          <draw:text-box>
            <text:p><text:span text:style-name="T1">From</text:span></text:p>
          </draw:text-box>
        </draw:frame>
        <draw:frame draw:style-name="gr26" draw:text-style-name="P6" draw:layer="layout" svg:width="1.171cm" svg:height="0.954cm" svg:x="17.399cm" svg:y="2.667cm">
          <draw:text-box>
            <text:p><text:span text:style-name="T1">To</text:span></text:p>
          </draw:text-box>
        </draw:frame>
        <draw:frame draw:style-name="gr19" draw:text-style-name="P6" draw:layer="layout" svg:width="5.29cm" svg:height="1.657cm" svg:x="22.405cm" svg:y="5.709cm">
          <draw:text-box>
            <text:p><text:span text:style-name="T1">Old </text:span><text:span text:style-name="T1">Ge</text:span><text:span text:style-name="T1">ner</text:span><text:span text:style-name="T1">atio</text:span><text:span text:style-name="T1">n</text:span></text:p>
          </draw:text-box>
        </draw:frame>
        <draw:frame draw:style-name="gr20" draw:text-style-name="P6" draw:layer="layout" svg:width="5.582cm" svg:height="0.954cm" svg:x="21.389cm" svg:y="0.062cm">
          <draw:text-box>
            <text:p><text:span text:style-name="T1">Y</text:span><text:span text:style-name="T1">o</text:span><text:span text:style-name="T1">u</text:span><text:span text:style-name="T1">n</text:span><text:span text:style-name="T1">g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21" draw:text-style-name="P7" draw:layer="layout" svg:width="1.979cm" svg:height="0.954cm" svg:x="30.66cm" svg:y="1.205cm">
          <draw:text-box>
            <text:p>Eden</text:p>
          </draw:text-box>
        </draw:frame>
        <draw:frame draw:style-name="gr22" draw:text-style-name="P7" draw:layer="layout" svg:width="5.116cm" svg:height="0.954cm" svg:x="26.723cm" svg:y="3.683cm">
          <draw:text-box>
            <text:p text:style-name="P3">Survivor Spaces</text:p>
          </draw:text-box>
        </draw:frame>
        <draw:line draw:style-name="gr27" draw:text-style-name="P8" draw:layer="layout" svg:x1="16.307cm" svg:y1="0cm" svg:x2="16.307cm" svg:y2="8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766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06:23:07.802860701</meta:creation-date>
    <meta:generator>LibreOffice/5.4.0.3$Linux_X86_64 LibreOffice_project/40m0$Build-3</meta:generator>
    <dc:date>2017-09-12T07:17:34.737497066</dc:date>
    <meta:editing-duration>PT8M14S</meta:editing-duration>
    <meta:editing-cycles>3</meta:editing-cycles>
    <meta:document-statistic meta:object-count="49"/>
  </office:meta>
</office:document-meta>
</file>